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12pt" fo:language="ca" fo:country="ES" fo:font-weight="normal" officeooo:paragraph-rsid="000ee8ba" style:font-size-asian="12pt" style:font-weight-asian="normal" style:font-size-complex="12pt" style:font-weight-complex="normal"/>
    </style:style>
    <style:style style:name="P2" style:family="paragraph" style:parent-style-name="Standard">
      <style:paragraph-properties fo:margin-top="0cm" fo:margin-bottom="0cm" loext:contextual-spacing="false"/>
      <style:text-properties fo:font-size="12pt" fo:language="ca" fo:country="ES" fo:font-weight="normal" officeooo:rsid="0015c932" officeooo:paragraph-rsid="0015c932" style:font-size-asian="12pt" style:font-weight-asian="normal" style:font-size-complex="12pt" style:font-weight-complex="normal"/>
    </style:style>
    <style:style style:name="P3" style:family="paragraph" style:parent-style-name="Standard">
      <style:paragraph-properties fo:margin-top="0cm" fo:margin-bottom="0cm" loext:contextual-spacing="false" fo:line-height="150%"/>
      <style:text-properties fo:font-size="12pt" fo:language="ca" fo:country="ES" fo:font-weight="normal" officeooo:rsid="0015c932" officeooo:paragraph-rsid="0015c932" style:font-size-asian="12pt" style:font-weight-asian="normal" style:font-size-complex="12pt" style:font-weight-complex="normal"/>
    </style:style>
    <style:style style:name="P4" style:family="paragraph" style:parent-style-name="Standard">
      <style:paragraph-properties fo:margin-top="0cm" fo:margin-bottom="0cm" loext:contextual-spacing="false" fo:line-height="150%"/>
      <style:text-properties fo:font-size="12pt" fo:language="ca" fo:country="ES" fo:font-weight="normal" style:font-size-asian="12pt" style:font-weight-asian="normal" style:font-size-complex="12pt" style:font-weight-complex="normal"/>
    </style:style>
    <style:style style:name="P5" style:family="paragraph" style:parent-style-name="Standard">
      <style:paragraph-properties fo:margin-top="0cm" fo:margin-bottom="0cm" loext:contextual-spacing="false" fo:line-height="150%"/>
      <style:text-properties fo:font-size="12pt" fo:language="ca" fo:country="ES" fo:font-weight="normal" officeooo:paragraph-rsid="000ee8ba" style:font-size-asian="12pt" style:font-weight-asian="normal" style:font-size-complex="12pt" style:font-weight-complex="normal"/>
    </style:style>
    <style:style style:name="P6" style:family="paragraph" style:parent-style-name="Standard">
      <style:paragraph-properties fo:margin-top="0cm" fo:margin-bottom="0cm" loext:contextual-spacing="false" fo:line-height="150%"/>
      <style:text-properties fo:font-size="12pt" fo:language="ca" fo:country="ES" fo:font-weight="normal" officeooo:paragraph-rsid="0015c932" style:font-size-asian="12pt" style:font-weight-asian="normal" style:font-size-complex="12pt" style:font-weight-complex="normal"/>
    </style:style>
    <style:style style:name="P7" style:family="paragraph" style:parent-style-name="Standard">
      <style:paragraph-properties fo:margin-top="0cm" fo:margin-bottom="0cm" loext:contextual-spacing="false" fo:line-height="150%"/>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margin-top="0cm" fo:margin-bottom="0cm" loext:contextual-spacing="false" fo:line-height="150%"/>
      <style:text-properties fo:font-size="12pt" fo:language="ca" fo:country="ES" fo:font-weight="bold" style:font-size-asian="12pt" style:font-weight-asian="bold" style:font-size-complex="12pt" style:font-weight-complex="bold"/>
    </style:style>
    <style:style style:name="P9" style:family="paragraph" style:parent-style-name="Standard">
      <style:paragraph-properties fo:margin-top="0cm" fo:margin-bottom="0cm" loext:contextual-spacing="false" fo:line-height="150%"/>
      <style:text-properties fo:font-size="12pt" fo:language="ca" fo:country="ES" style:text-underline-style="none" fo:font-weight="bold" officeooo:paragraph-rsid="000ee8ba" style:font-size-asian="12pt" style:font-weight-asian="bold" style:font-size-complex="12pt" style:font-weight-complex="bold"/>
    </style:style>
    <style:style style:name="P10" style:family="paragraph" style:parent-style-name="Standard" style:master-page-name="Standard">
      <style:paragraph-properties fo:margin-top="0cm" fo:margin-bottom="0cm" loext:contextual-spacing="false" fo:line-height="150%" style:page-number="1"/>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margin-left="1.249cm" fo:margin-right="0cm" fo:margin-top="0cm" fo:margin-bottom="0cm" loext:contextual-spacing="false" fo:line-height="150%" fo:text-indent="0cm" style:auto-text-indent="false"/>
      <style:text-properties fo:font-size="12pt" fo:language="ca" fo:country="ES" fo:font-weight="normal"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text-indent="0cm" style:auto-text-indent="false"/>
      <style:text-properties fo:font-size="12pt" fo:language="ca" fo:country="ES" fo:font-weight="normal" style:font-size-asian="12pt" style:font-weight-asian="normal" style:font-size-complex="12pt" style:font-weight-complex="normal"/>
    </style:style>
    <style:style style:name="P13" style:family="paragraph" style:parent-style-name="List_20_Paragraph" style:list-style-name="WWNum1">
      <style:paragraph-properties fo:margin-top="0cm" fo:margin-bottom="0cm" loext:contextual-spacing="true" fo:line-height="150%"/>
      <style:text-properties fo:font-size="12pt" fo:language="ca" fo:country="ES" fo:font-style="italic" fo:font-weight="normal" style:font-size-asian="12pt" style:font-style-asian="italic" style:font-weight-asian="normal" style:font-size-complex="12pt" style:font-style-complex="italic" style:font-weight-complex="normal"/>
    </style:style>
    <style:style style:name="P14" style:family="paragraph" style:parent-style-name="List_20_Paragraph" style:list-style-name="WWNum1">
      <style:paragraph-properties fo:margin-top="0cm" fo:margin-bottom="0cm" loext:contextual-spacing="true" fo:line-height="150%"/>
      <style:text-properties fo:font-size="12pt" fo:language="ca" fo:country="ES" fo:font-style="italic" fo:font-weight="normal" officeooo:paragraph-rsid="000fef9f" style:font-size-asian="12pt" style:font-style-asian="italic" style:font-weight-asian="normal" style:font-size-complex="12pt" style:font-style-complex="italic" style:font-weight-complex="normal"/>
    </style:style>
    <style:style style:name="P15"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weight="normal" style:font-size-asian="12pt" style:font-weight-asian="normal" style:font-size-complex="12pt" style:font-weight-complex="normal"/>
    </style:style>
    <style:style style:name="P16"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style="italic" fo:font-weight="normal" style:font-size-asian="12pt" style:font-style-asian="italic" style:font-weight-asian="normal" style:font-size-complex="12pt" style:font-style-complex="italic" style:font-weight-complex="normal"/>
    </style:style>
    <style:style style:name="P17" style:family="paragraph" style:parent-style-name="List_20_Paragraph" style:list-style-name="WWNum1">
      <style:paragraph-properties fo:margin-left="0cm" fo:margin-right="0cm" fo:margin-top="0cm" fo:margin-bottom="0cm" loext:contextual-spacing="true" fo:line-height="150%" fo:text-indent="0cm" style:auto-text-indent="false"/>
      <style:text-properties fo:font-size="12pt" fo:language="ca" fo:country="ES" fo:font-style="italic" fo:font-weight="normal" style:font-size-asian="12pt" style:font-style-asian="italic" style:font-weight-asian="normal" style:font-size-complex="12pt" style:font-style-complex="italic" style:font-weight-complex="normal"/>
    </style:style>
    <style:style style:name="P18" style:family="paragraph" style:parent-style-name="List_20_Paragraph" style:list-style-name="WWNum1">
      <style:paragraph-properties fo:margin-left="0cm" fo:margin-right="0cm" fo:margin-top="0cm" fo:margin-bottom="0cm" loext:contextual-spacing="true" fo:line-height="150%" fo:text-indent="0cm" style:auto-text-indent="false"/>
      <style:text-properties fo:font-size="12pt" fo:language="ca" fo:country="ES" fo:font-style="italic" fo:font-weight="normal" officeooo:paragraph-rsid="000fef9f" style:font-size-asian="12pt" style:font-style-asian="italic" style:font-weight-asian="normal" style:font-size-complex="12pt" style:font-style-complex="italic" style:font-weight-complex="normal"/>
    </style:style>
    <style:style style:name="P19"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style="normal" fo:font-weight="normal" officeooo:rsid="000fef9f" officeooo:paragraph-rsid="000fef9f" style:font-size-asian="12pt" style:font-style-asian="normal" style:font-weight-asian="normal" style:font-size-complex="12pt" style:font-style-complex="normal" style:font-weight-complex="normal"/>
    </style:style>
    <style:style style:name="P20"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style="normal" fo:font-weight="normal" officeooo:rsid="000fef9f" officeooo:paragraph-rsid="0010693f" style:font-size-asian="12pt" style:font-style-asian="normal" style:font-weight-asian="normal" style:font-size-complex="12pt" style:font-style-complex="normal" style:font-weight-complex="normal"/>
    </style:style>
    <style:style style:name="P21"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style="normal" fo:font-weight="normal" officeooo:rsid="0010693f" officeooo:paragraph-rsid="0010693f" style:font-size-asian="12pt" style:font-style-asian="normal" style:font-weight-asian="normal" style:font-size-complex="12pt" style:font-style-complex="normal" style:font-weight-complex="normal"/>
    </style:style>
    <style:style style:name="P22" style:family="paragraph" style:parent-style-name="List_20_Paragraph">
      <style:paragraph-properties fo:margin-left="0cm" fo:margin-right="0cm" fo:margin-top="0cm" fo:margin-bottom="0cm" loext:contextual-spacing="true" fo:line-height="150%" fo:text-align="center" style:justify-single-word="false" fo:text-indent="0cm" style:auto-text-indent="false"/>
      <style:text-properties fo:font-size="12pt" fo:language="ca" fo:country="ES" fo:font-style="normal" fo:font-weight="normal" officeooo:rsid="0010693f" officeooo:paragraph-rsid="0010693f" style:font-size-asian="12pt" style:font-style-asian="normal" style:font-weight-asian="normal" style:font-size-complex="12pt" style:font-style-complex="normal" style:font-weight-complex="normal"/>
    </style:style>
    <style:style style:name="P23"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style="normal" fo:font-weight="normal" officeooo:rsid="0010f0a1" officeooo:paragraph-rsid="0010f0a1" style:font-size-asian="12pt" style:font-style-asian="normal" style:font-weight-asian="normal" style:font-size-complex="12pt" style:font-style-complex="normal" style:font-weight-complex="normal"/>
    </style:style>
    <style:style style:name="P24"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style="normal" fo:font-weight="normal" officeooo:rsid="00140266" officeooo:paragraph-rsid="00140266" style:font-size-asian="12pt" style:font-style-asian="normal" style:font-weight-asian="normal" style:font-size-complex="12pt" style:font-style-complex="normal" style:font-weight-complex="normal"/>
    </style:style>
    <style:style style:name="P25"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style="normal" fo:font-weight="normal" style:font-size-asian="12pt" style:font-style-asian="normal" style:font-weight-asian="normal" style:font-size-complex="12pt" style:font-style-complex="normal" style:font-weight-complex="normal"/>
    </style:style>
    <style:style style:name="P26" style:family="paragraph" style:parent-style-name="List_20_Paragraph">
      <style:paragraph-properties fo:margin-left="0cm" fo:margin-right="0cm" fo:margin-top="0cm" fo:margin-bottom="0cm" loext:contextual-spacing="true" fo:line-height="150%" fo:text-align="center" style:justify-single-word="false" fo:text-indent="0cm" style:auto-text-indent="false"/>
      <style:text-properties fo:font-size="12pt" fo:language="ca" fo:country="ES" fo:font-style="normal" fo:font-weight="normal" style:font-size-asian="12pt" style:font-style-asian="normal" style:font-weight-asian="normal" style:font-size-complex="12pt" style:font-style-complex="normal" style:font-weight-complex="normal"/>
    </style:style>
    <style:style style:name="P27" style:family="paragraph" style:parent-style-name="List_20_Paragraph">
      <style:paragraph-properties fo:margin-left="0cm" fo:margin-right="0cm" fo:margin-top="0cm" fo:margin-bottom="0cm" loext:contextual-spacing="true" fo:line-height="150%" fo:text-indent="0cm" style:auto-text-indent="false"/>
      <style:text-properties fo:font-size="12pt" fo:language="ca" fo:country="ES" fo:font-style="normal" style:text-underline-style="none" fo:font-weight="normal" officeooo:rsid="000fef9f" officeooo:paragraph-rsid="000fef9f" style:font-size-asian="12pt" style:font-style-asian="normal" style:font-weight-asian="normal" style:font-size-complex="12pt" style:font-style-complex="normal" style:font-weight-complex="normal"/>
    </style:style>
    <style:style style:name="P28" style:family="paragraph" style:parent-style-name="List_20_Paragraph">
      <style:paragraph-properties fo:margin-left="0cm" fo:margin-right="0cm" fo:line-height="150%" fo:text-indent="0cm" style:auto-text-indent="false"/>
      <style:text-properties fo:font-size="12pt" fo:language="ca" fo:country="ES" fo:font-weight="normal" officeooo:rsid="00140266" officeooo:paragraph-rsid="00140266" style:font-size-asian="12pt" style:font-weight-asian="normal" style:font-size-complex="12pt" style:font-weight-complex="normal"/>
    </style:style>
    <style:style style:name="P29" style:family="paragraph" style:parent-style-name="Header">
      <style:paragraph-properties fo:text-align="end" style:justify-single-word="false"/>
      <style:text-properties fo:font-size="10pt" officeooo:rsid="000ee8ba" officeooo:paragraph-rsid="000ee8ba" style:font-size-asian="8.75pt" style:font-size-complex="10pt"/>
    </style:style>
    <style:style style:name="P30" style:family="paragraph" style:parent-style-name="Footer">
      <style:paragraph-properties fo:text-align="center" style:justify-single-word="false"/>
    </style:style>
    <style:style style:name="T1" style:family="text">
      <style:text-properties fo:language="ca" fo:country="ES"/>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officeooo:rsid="000ee8ba"/>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0693f"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officeooo:rsid="0010693f" style:font-style-asian="italic" style:font-style-complex="italic"/>
    </style:style>
    <style:style style:name="T10" style:family="text">
      <style:text-properties style:text-underline-style="none"/>
    </style:style>
    <style:style style:name="T11" style:family="text">
      <style:text-properties style:text-underline-style="none" officeooo:rsid="0010693f"/>
    </style:style>
    <style:style style:name="T12" style:family="text">
      <style:text-properties officeooo:rsid="00140266"/>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Practica 4 d'Empresa:</text:span> PIB, Producte Interior Brut</text:p>
      <text:p text:style-name="P7"/>
      <text:p text:style-name="P9">Objectiu: </text:p>
      <text:p text:style-name="P5">Entendre el que significa el PIB.</text:p>
      <text:p text:style-name="P5"/>
      <text:p text:style-name="P5"><text:span text:style-name="T5">Fonts d’informació: </text:span></text:p>
      <text:p text:style-name="P5">Cita com a mínim tres.</text:p>
      <text:p text:style-name="P4">Diferencia apreciada a les fonts d’informació: Ordena-les en funció de la seva fiabilitat.</text:p>
      <text:p text:style-name="P4"><text:span text:style-name="T2"/></text:p>
      <text:p text:style-name="P8">Explicació:</text:p>
      <text:list xml:id="list6272526000968183785" text:style-name="WWNum1">
        <text:list-item>
          <text:p text:style-name="P14">Que és el PIB? Per a què serveix?</text:p>
          <text:p text:style-name="P18"/>
        </text:list-item>
      </text:list>
      <text:p text:style-name="P19">El PIB (acrònim per a Producte Interior Brut), és una magnitud usada a la macroeconomia per a expressar el valor monetari dels bens i serveis d'un país o regió (en un període de temps).</text:p>
      <text:p text:style-name="P19">Aquesta magnitud s'usa principalment per a avaluar la producció econòmica d'un país o <text:span text:style-name="T12">com a indicador relatiu d</text:span>el nivell de vida de la població (PIB per capita). Per altra banda, el PIB també reflexa l'activitat econòmica interna d'un país.</text:p>
      <text:p text:style-name="P16"/>
      <text:list xml:id="list151603800170070" text:continue-numbering="true" text:style-name="WWNum1">
        <text:list-item>
          <text:p text:style-name="P13">Com es calcula?</text:p>
          <text:p text:style-name="P17"/>
        </text:list-item>
      </text:list>
      <text:p text:style-name="P27">El PIB es pot calcular de diverses formes, depenent de quin sigui el nostre punt de vista i depenent dels paràmetres que hi volem afegir al càlcul. La forma més estandarditzada però, es de la següent forma:</text:p>
      <text:p text:style-name="P26"><draw:frame draw:style-name="fr1" draw:name="Objeto1" text:anchor-type="as-char" svg:y="-0.377cm" svg:width="4.339cm" svg:height="0.483cm" draw:z-index="0"><draw:object xlink:href="./Object 1" xlink:type="simple" xlink:show="embed" xlink:actuate="onLoad"/><draw:image xlink:href="./ObjectReplacements/Object 1" xlink:type="simple" xlink:show="embed" xlink:actuate="onLoad"/></draw:frame></text:p>
      <text:p text:style-name="P19">A on <text:span text:style-name="T6">C</text:span> és el consum i <text:span text:style-name="T6">I</text:span> els ingressos associats al país, <text:span text:style-name="T6">G</text:span> és el gast públic i <text:span text:style-name="T6">X </text:span>i <text:span text:style-name="T6">M</text:span> són les exportacions i importacions, respectivament.</text:p>
      <text:p text:style-name="P25"/>
      <text:p text:style-name="P25"/>
      <text:p text:style-name="P25"/>
      <text:p text:style-name="P25"/>
      <text:p text:style-name="P25"/>
      <text:p text:style-name="P25"/>
      <text:p text:style-name="P25"><text:span text:style-name="T3"/></text:p>
      <text:list xml:id="list151603804163107" text:continue-numbering="true" text:style-name="WWNum1">
        <text:list-item>
          <text:p text:style-name="P13"><text:soft-page-break/>De quantes maneres es pot calcular?</text:p>
          <text:p text:style-name="P17"/>
        </text:list-item>
      </text:list>
      <text:p text:style-name="P20">De totes formes, hi han fins a 3 formes per a calcular el PIB d'un país. </text:p>
      <text:p text:style-name="P20">La primera és el <text:span text:style-name="T7">''</text:span><text:span text:style-name="T8">mètode del gast</text:span><text:span text:style-name="T9">''</text:span><text:span text:style-name="T10">, que és el que acabem de mirar </text:span><text:span text:style-name="T11">anteriorment</text:span><text:span text:style-name="T10">, </text:span><text:span text:style-name="T11">i que dona el PIB des del punt de vista de la demanda o el gast del país.</text:span></text:p>
      <text:p text:style-name="P21"><text:span text:style-name="T10">La segona és el </text:span><text:span text:style-name="T8">''mètode del ingrés''</text:span><text:span text:style-name="T10">, que mira el PIB com a suma de tots els ingressos que contribueixen al procés productiu. Es calcula de la següent forma:</text:span></text:p>
      <text:p text:style-name="P22"><text:span text:style-name="T10"><draw:frame draw:style-name="fr1" draw:name="Objeto2" text:anchor-type="as-char" svg:y="-0.377cm" svg:width="5.973cm" svg:height="0.531cm" draw:z-index="1"><draw:object xlink:href="./Object 2" xlink:type="simple" xlink:show="embed" xlink:actuate="onLoad"/><draw:image xlink:href="./ObjectReplacements/Object 2" xlink:type="simple" xlink:show="embed" xlink:actuate="onLoad"/></draw:frame></text:span></text:p>
      <text:p text:style-name="P21">On les <text:span text:style-name="T6">R</text:span> representen els salaris del treball, les rentes procedents de la terra, i els interessos financers, respectivament. <text:span text:style-name="T6">B</text:span> són els beneficis i <text:span text:style-name="T6">A</text:span> les amortitzacions i finalment, <text:span text:style-name="T6">I</text:span> son els impostos indirectes i <text:span text:style-name="T6">S</text:span> els subsidis.</text:p>
      <text:p text:style-name="P21">L'últim és el <text:span text:style-name="T6">''mètode del valor afegit''</text:span>, que calcula el PIB com a el valor net que aporta cada sector de la economia al país. Segons aquest mètode, la suma del valor afegit en cada etapa de producció és igual al gast en el producte final del procés de producció.</text:p>
      <text:p text:style-name="P16"><text:span text:style-name="T2"/></text:p>
      <text:list xml:id="list151603808169666" text:continue-numbering="true" text:style-name="WWNum1">
        <text:list-item>
          <text:p text:style-name="P13">Hi ha hagut algun canvi <text:span text:style-name="T4">últimament</text:span>? Quin ha sigut el motiu?</text:p>
          <text:p text:style-name="P17"/>
        </text:list-item>
      </text:list>
      <text:p text:style-name="P23">Molt recentment, el govern d'Espanya ha fet un canvi de l'any base amb el que es calculava el creixement del PIB espanyol; s'ha canviat la base del 2008 per a la del 2010, que a més afegeix tot els ingressos econòmics aportats d'activitats il·legals (prostitució, tràfic de drogues i joc il·legal), provocant un factor de creixement més gran que amb el PIB de la base 2008. El PIB espanyol del 2014 augmenta fins a 18% en algunes comunitats autònomes i un 3'4% de mitja a tota Espanya amb aquest canvi de base.</text:p>
      <text:p text:style-name="P16"/>
      <text:list xml:id="list151603811179072" text:continue-numbering="true" text:style-name="WWNum1">
        <text:list-item>
          <text:p text:style-name="P13">Aporta algun exemple de tres anys com a mínim</text:p>
          <text:p text:style-name="P17"/>
        </text:list-item>
      </text:list>
      <text:p text:style-name="P24">Com esmentat a la anterior pregunta, aquest canvi de base, usa el PIB del any 2010 en comptes del de 2008 per a fer càlculs relatius al creixement/decreixement del PIB actual. Ja que el 2010 va tancar amb un PIB menor que el del any 2008, quan calculem ara el percentatge de creixement (i afegint-hi la suma de les activitats il·legals) trobem que és més alt tot i no haver canviat el PIB real del país.</text:p>
      <text:p text:style-name="P16"/>
      <text:p text:style-name="P16"/>
      <text:p text:style-name="P16"><text:span text:style-name="T2"/></text:p>
      <text:list xml:id="list151603813154467" text:continue-numbering="true" text:style-name="WWNum1">
        <text:list-item>
          <text:p text:style-name="P13"><text:soft-page-break/>Quines coses no contempla.</text:p>
          <text:p text:style-name="P17"/>
        </text:list-item>
      </text:list>
      <text:p text:style-name="P28">El PIB d'un país, tot i contemplar quasi tota activitat econòmica (legal i recentment il·legal) té limitacions; no inclou ni la auto-producció, ni el voluntariat, ni el treball dels mercats de segona mà. Per això el PIB és una bona unitat de mesura econòmica, però no hauria de ser usada per a <text:s/>la mesura de la qualitat de vida d'un país o altres factors humans.</text:p>
      <text:p text:style-name="P15"><text:span text:style-name="T2"/></text:p>
      <text:p text:style-name="P5"><text:span text:style-name="T5">Conclusió: </text:span></text:p>
      <text:p text:style-name="P3">Finalment, podem dir que el PIB d'un país es un indicador retrasat de la economia, ja que la seva natura de calcul es basa en una mena de ''recompte'' i balanç de la economia en un període de temps passat. Per això podem dir que el PIB és un factor d'impacte limitat als mercats, ja que els cicles de creixement previstos al PIB no tenen per que complir-se amb precisió al mercat. Tot i que contràriament, si es preveu un fort canvi en el PIB sol venir acompanyat d'un fort canvi al mercat també.</text:p>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ize="10pt" officeooo:rsid="000ee8ba" officeooo:paragraph-rsid="000ee8ba" style:font-size-asian="8.75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stor Prieto DehghanPour</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c</meta:initial-creator>
    <meta:editing-cycles>12</meta:editing-cycles>
    <meta:print-date>2012-03-14T10:55:00</meta:print-date>
    <meta:creation-date>2014-04-04T12:12:00</meta:creation-date>
    <dc:date>2015-04-23T15:16:03.695000000</dc:date>
    <meta:editing-duration>PT47M55S</meta:editing-duration>
    <meta:generator>LibreOffice/4.3.5.2$Windows_x86 LibreOffice_project/3a87456aaa6a95c63eea1c1b3201acedf0751bd5</meta:generator>
    <meta:document-statistic meta:table-count="0" meta:image-count="0" meta:object-count="2" meta:page-count="3" meta:paragraph-count="37" meta:word-count="724" meta:character-count="3913" meta:non-whitespace-character-count="322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PIB</mi>
      <mo stretchy="false">=</mo>
      <mrow>
        <mi>C</mi>
        <mo stretchy="false">+</mo>
        <mi>I</mi>
        <mo stretchy="false">+</mo>
        <mi>G</mi>
        <mo stretchy="false">+</mo>
        <mrow>
          <mo fence="true" stretchy="false">(</mo>
          <mrow>
            <mrow>
              <mi>X</mi>
              <mo stretchy="false">−</mo>
              <mi>M</mi>
            </mrow>
          </mrow>
          <mo fence="true" stretchy="false">)</mo>
        </mrow>
      </mrow>
    </mrow>
    <annotation encoding="StarMath 5.0">PIB = C + I + G + (X - M)</annotation>
  </semantics>
</math>
</file>

<file path=Object 2/content.xml><?xml version="1.0" encoding="utf-8"?>
<math xmlns="http://www.w3.org/1998/Math/MathML" display="block">
  <semantics>
    <mrow>
      <mi mathvariant="italic">PIB</mi>
      <mo stretchy="false">=</mo>
      <mrow>
        <msub>
          <mi>R</mi>
          <mi>L</mi>
        </msub>
        <mo stretchy="false">+</mo>
        <msub>
          <mi>R</mi>
          <mi>K</mi>
        </msub>
        <mo stretchy="false">+</mo>
        <msub>
          <mi>R</mi>
          <mi>r</mi>
        </msub>
        <mo stretchy="false">+</mo>
        <mi>B</mi>
        <mo stretchy="false">+</mo>
        <mi>A</mi>
        <mo stretchy="false">+</mo>
        <mrow>
          <mo fence="true" stretchy="false">(</mo>
          <mrow>
            <mrow>
              <msub>
                <mi>I</mi>
                <mi>i</mi>
              </msub>
              <mo stretchy="false">−</mo>
              <msub>
                <mi>S</mi>
                <mi>b</mi>
              </msub>
            </mrow>
          </mrow>
          <mo fence="true" stretchy="false">)</mo>
        </mrow>
      </mrow>
    </mrow>
    <annotation encoding="StarMath 5.0">PIB = R_L + R_K + R_r + B + A + ( I_i - S_b )</annotation>
  </semantics>
</math>
</file>